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.5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WWNum1">
      <style:paragraph-properties fo:margin-left="0.5in" fo:margin-right="0in" fo:margin-top="0in" fo:margin-bottom="0.111in" fo:line-height="108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.111in" fo:line-height="108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.111in" fo:line-height="108%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.111in" fo:line-height="108%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size="24pt" fo:font-weight="bold" style:font-size-asian="24pt" style:font-weight-asian="bold" style:font-size-complex="24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rum Report</text:p>
      <text:h text:style-name="Heading_20_1" text:outline-level="1">Scrum 1</text:h>
      <text:p text:style-name="Standard"><text:span text:style-name="T1">GIT Revision</text:span> (Date and Time): <text:s/>18:33 Nov. 6th</text:p>
      <text:p text:style-name="Standard"/>
      <text:p text:style-name="Standard"><text:span text:style-name="T1">Access:</text:span> <text:a xlink:type="simple" xlink:href="http://cs.smith.edu/~220a-ah/" text:style-name="Internet_20_link" text:visited-style-name="Visited_20_Internet_20_Link"><text:span text:style-name="T3">http://cs.smith.edu/~220a-ah/</text:span></text:a> <text:s/>– or – <text:s/>run locally from GIT repository (index.html)</text:p>
      <text:p text:style-name="Standard"><text:bookmark text:name="h.gjdgxs"/></text:p>
      <text:p text:style-name="Standard"><text:span text:style-name="T1">Original</text:span> implementation goals (as set in project proposal):</text:p>
      <text:list xml:id="list6112657513102080863" text:style-name="WWNum1">
        <text:list-item>
          <text:p text:style-name="P3">Ability to graph electricity usage in buildings or groups of buildings in canvas</text:p>
        </text:list-item>
      </text:list>
      <text:p text:style-name="Standard"/>
      <text:p text:style-name="Standard"><text:span text:style-name="T1">Modified</text:span> implementation goals (original implantation goals that you removed or modified, or new goals that you added, based on your experience in previous scrums):</text:p>
      <text:list xml:id="list1954807771569666859" text:style-name="WWNum2">
        <text:list-item>
          <text:p text:style-name="P4">N/A</text:p>
        </text:list-item>
      </text:list>
      <text:p text:style-name="Standard"/>
      <text:p text:style-name="Standard"><text:span text:style-name="T1">Implementation</text:span> (what you have actually implemented):</text:p>
      <text:list xml:id="list2023743464903009694" text:style-name="WWNum3">
        <text:list-item>
          <text:p text:style-name="P7">Ability to graph electricity usage by buildings </text:p>
        </text:list-item>
        <text:list-item>
          <text:p text:style-name="P7">Ability to select buildings or groups of buildings added</text:p>
        </text:list-item>
        <text:list-item>
          <text:p text:style-name="P7">Ability to select time added</text:p>
        </text:list-item>
        <text:list-item>
          <text:p text:style-name="P7">Note: mouse over capabilities not completely functional, to be completed in next scrum</text:p>
        </text:list-item>
      </text:list>
      <text:p text:style-name="Standard"/>
      <text:p text:style-name="Standard">Estimated hours (before implementation): <text:span text:style-name="T1">Didn’t estimate</text:span></text:p>
      <text:p text:style-name="Standard"/>
      <text:p text:style-name="Standard">Scrum Start Date: <text:span text:style-name="T1">Nov. 1th</text:span> <text:s text:c="2"/>Scrum End Data: <text:span text:style-name="T1">Nov. 6th</text:span><text:tab/>Estimated effective hours: <text:span text:style-name="T1">10? Didn’t track</text:span></text:p>
      <text:p text:style-name="Standard"/>
      <text:p text:style-name="Standard">Percentage completed (how many percent of your original / modified goals did you end up implementing)</text:p>
      <text:p text:style-name="Standard"><text:tab/><text:span text:style-name="T4">100 %</text:span></text:p>
      <text:p text:style-name="P2"/>
      <text:h text:style-name="Heading_20_1" text:outline-level="1">Scrum 2</text:h>
      <text:p text:style-name="Standard"><text:span text:style-name="T1">GIT Revision</text:span> (Date and Time): 11/24/2015, 11:05</text:p>
      <text:p text:style-name="Standard"/>
      <text:p text:style-name="Standard"><text:span text:style-name="T1">Access:</text:span> <text:a xlink:type="simple" xlink:href="http://cs.smith.edu/~220a-ah/scrum2/" text:style-name="Internet_20_link" text:visited-style-name="Visited_20_Internet_20_Link">http://cs.smith.edu/~220a-ah/scrum2/</text:a> – or – <text:s/>run locally from GIT repository (index.html)</text:p>
      <text:p text:style-name="Standard"/>
      <text:p text:style-name="Standard"><text:span text:style-name="T1">Original</text:span> implementation goals (as set in project proposal):</text:p>
      <text:list xml:id="list40694884" text:continue-list="list6112657513102080863" text:style-name="WWNum1">
        <text:list-item>
          <text:p text:style-name="P3">Interactive time slider which changes the data displayed appropriately</text:p>
        </text:list-item>
        <text:list-item>
          <text:p text:style-name="P3">Ability to select buildings or groups of buildings to display</text:p>
        </text:list-item>
      </text:list>
      <text:p text:style-name="Standard"/>
      <text:p text:style-name="Standard"><text:span text:style-name="T1">Modified</text:span> implementation goals (original implantation goals that you removed or modified, or new goals that you added, based on your experience in previous scrums):</text:p>
      <text:list xml:id="list40709965" text:continue-list="list1954807771569666859" text:style-name="WWNum2">
        <text:list-item>
          <text:p text:style-name="P4">Remove: ability to select buildings to display (already completed) </text:p>
        </text:list-item>
        <text:list-item>
          <text:p text:style-name="P4">Add: Ability to select a start date</text:p>
        </text:list-item>
      </text:list>
      <text:p text:style-name="Standard"/>
      <text:p text:style-name="Standard"><text:span text:style-name="T1">Implementation</text:span> (what you have actually implemented):</text:p>
      <text:list xml:id="list40704376" text:continue-list="list2023743464903009694" text:style-name="WWNum3">
        <text:list-item>
          <text:p text:style-name="P6">Interactive time slider which changes data for all timeScales</text:p>
        </text:list-item>
        <text:list-item>
          <text:p text:style-name="P6">Ability to select a start date (between 8/2012 and 11/2015, based on data) </text:p>
        </text:list-item>
      </text:list>
      <text:p text:style-name="Standard"/>
      <text:p text:style-name="Standard">Estimated hours (before implementation): <text:span text:style-name="T1">16</text:span></text:p>
      <text:p text:style-name="Standard"/>
      <text:p text:style-name="Standard">Scrum Start Date: <text:span text:style-name="T1">Nov. 10th</text:span> <text:s text:c="2"/>Scrum End Data: <text:span text:style-name="T1">Nov. 23</text:span><text:tab/> <text:s/>Estimated effective hours: <text:span text:style-name="T1">15</text:span></text:p>
      <text:p text:style-name="Standard"/>
      <text:p text:style-name="Standard">Percentage completed (how many percent of your original / modified goals did you end up implementing)</text:p>
      <text:p text:style-name="Standard"><text:tab/><text:span text:style-name="T4"> 100 %</text:span></text:p>
      <text:p text:style-name="P2"/>
      <text:h text:style-name="Heading_20_1" text:outline-level="1">Scrum 3</text:h>
      <text:p text:style-name="Standard"><text:span text:style-name="T1">GIT Revision</text:span> (Date and Time): <text:span text:style-name="T5">Dec 18, 8:55pm</text:span></text:p>
      <text:p text:style-name="Standard"/>
      <text:p text:style-name="Standard"><text:span text:style-name="T1">Access:</text:span> <text:a xlink:type="simple" xlink:href="http://cs.smith.edu/~220a-ah/" text:style-name="Internet_20_link" text:visited-style-name="Visited_20_Internet_20_Link"><text:span text:style-name="T3">http://cs.smith.edu/~220a-ah/</text:span></text:a> <text:s/>– or – <text:s/>run locally from GIT repository (index.html)</text:p>
      <text:p text:style-name="Standard"/>
      <text:p text:style-name="Standard"><text:span text:style-name="T1">Original</text:span> implementation goals (as set in project proposal):</text:p>
      <text:list xml:id="list40713974" text:continue-list="list40694884" text:style-name="WWNum1">
        <text:list-item>
          <text:p text:style-name="P3">Smooth transitions through time to achieve a nice effect </text:p>
        </text:list-item>
        <text:list-item>
          <text:p text:style-name="P3">Polishing up the code, documentation </text:p>
        </text:list-item>
        <text:list-item>
          <text:p text:style-name="P3">Finishing stylistic touches on the interface and visualization </text:p>
        </text:list-item>
        <text:list-item>
          <text:p text:style-name="P3">Ensuring compatibility across devices and browsers </text:p>
        </text:list-item>
      </text:list>
      <text:p text:style-name="Standard"/>
      <text:p text:style-name="Standard"><text:span text:style-name="T1">Modified</text:span> implementation goals (original implantation goals that you removed or modified, or new goals that you added, based on your experience in previous scrums):</text:p>
      <text:list xml:id="list40715373" text:continue-list="list40709965" text:style-name="WWNum2">
        <text:list-item>
          <text:p text:style-name="P4">Ensure compatibility across devices <text:s/></text:p>
        </text:list-item>
        <text:list-item>
          <text:p text:style-name="P4">Create nice HTML framework + description of project to make it appear complete </text:p>
        </text:list-item>
      </text:list>
      <text:p text:style-name="Standard"/>
      <text:p text:style-name="Standard"><text:span text:style-name="T1">Implementation</text:span> (what you have actually implemented):</text:p>
      <text:list xml:id="list40709225" text:continue-list="list40704376" text:style-name="WWNum3">
        <text:list-item>
          <text:p text:style-name="P5">Compatibility across devices </text:p>
        </text:list-item>
        <text:list-item>
          <text:p text:style-name="P5">HTML framework</text:p>
        </text:list-item>
        <text:list-item>
          <text:p text:style-name="P5">Complete JSDocs and UML diagram</text:p>
        </text:list-item>
      </text:list>
      <text:p text:style-name="Standard">Estimated hours (before implementation): <text:span text:style-name="T1">16</text:span></text:p>
      <text:p text:style-name="Standard"/>
      <text:p text:style-name="Standard">Scrum Start Date: <text:span text:style-name="T1">12/15</text:span><text:tab/>Scrum End Date: <text:span text:style-name="T1">12/18</text:span><text:tab/>Estimated effective hours: <text:span text:style-name="T1">9</text:span></text:p>
      <text:p text:style-name="Standard"/>
      <text:p text:style-name="Standard">Percentage completed (how many percent of your original / modified goals did you end up implementing)</text:p>
      <text:p text:style-name="Standard"><text:soft-page-break/><text:tab/><text:span text:style-name="T4">100 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11in" fo:line-height="108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position="0% 100%" style:font-name="Calibri" fo:font-size="11pt" fo:language="en" fo:country="US" fo:font-style="normal" style:text-underline-style="none" fo:font-weight="normal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1665in" fo:margin-bottom="0in" fo:line-height="108%" fo:keep-together="always" fo:keep-with-next="always"/>
      <style:text-properties fo:color="#2e75b5" style:font-name="Calibri" fo:font-size="16pt" fo:font-weight="normal" style:font-name-asian="Calibri1" style:font-size-asian="16pt" style:font-weight-asian="normal" style:font-name-complex="Calibri1" style:font-size-complex="16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in" fo:line-height="100%" fo:text-align="start" style:justify-single-word="false" fo:keep-together="always" fo:keep-with-next="always"/>
      <style:text-properties style:font-name="Calibri" fo:font-size="28pt" fo:font-weight="normal" style:font-name-asian="Calibri1" style:font-size-asian="28pt" style:font-weight-asian="normal" style:font-name-complex="Calibri1" style:font-size-complex="2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font-name-asian="Arial2"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Kaylynn Crawfor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12-18T20:54:15.14</dc:date>
    <dc:creator>Kaylynn Crawford</dc:creator>
    <meta:generator>OpenOffice/4.1.1$Win32 OpenOffice.org_project/411m6$Build-9775</meta:generator>
    <meta:editing-duration>PT3M25S</meta:editing-duration>
    <meta:editing-cycles>3</meta:editing-cycles>
    <meta:document-statistic meta:table-count="0" meta:image-count="0" meta:object-count="0" meta:page-count="4" meta:paragraph-count="53" meta:word-count="473" meta:character-count="3095"/>
  </office:meta>
</office:document-meta>
</file>